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1dd96a" officeooo:paragraph-rsid="001dd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捷運搭乘問題</text:p>
      <text:p text:style-name="P1">車廂分配問題,</text:p>
      <text:p text:style-name="P1"/>
      <text:p text:style-name="P1"/>
      <text:p text:style-name="P1"/>
      <text:p text:style-name="P1">cost real time reliability</text:p>
      <text:p text:style-name="P1"/>
      <text:p text:style-name="P1"/>
      <text:p text:style-name="P1">starvation? <text:s/>後面佔的人都搭不到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28:23.326555233</meta:creation-date>
    <dc:date>2017-09-26T15:30:26.369628392</dc:date>
    <meta:editing-duration>PT2M4S</meta:editing-duration>
    <meta:editing-cycles>1</meta:editing-cycles>
    <meta:document-statistic meta:table-count="0" meta:image-count="0" meta:object-count="0" meta:page-count="1" meta:paragraph-count="4" meta:word-count="28" meta:character-count="62" meta:non-whitespace-character-count="57"/>
    <meta:generator>LibreOffice/5.1.6.2$Linux_X86_64 LibreOffice_project/10m0$Build-2</meta:generator>
  </office:meta>
</office:document-meta>
</file>